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rmorant SC" svg:font-family="'Cormorant SC'"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ono" svg:font-family="Mono"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4819*"/>
    </style:style>
    <style:style style:name="Table3.1" style:family="table-row">
      <style:table-row-properties style:min-row-height="0.489cm"/>
    </style:style>
    <style:style style:name="Table3.A1" style:family="table-cell">
      <style:table-cell-properties fo:padding="0.097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P4"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P5" style:family="paragraph" style:parent-style-name="Heading_20_1">
      <style:paragraph-properties fo:break-before="page"/>
      <style:text-properties officeooo:rsid="00012622" officeooo:paragraph-rsid="00012622"/>
    </style:style>
    <style:style style:name="P6" style:family="paragraph" style:parent-style-name="Heading_20_1">
      <style:paragraph-properties fo:break-before="page"/>
      <style:text-properties officeooo:rsid="00023fac" officeooo:paragraph-rsid="00023fac"/>
    </style:style>
    <style:style style:name="P7" style:family="paragraph" style:parent-style-name="Preformatted_20_Text">
      <style:paragraph-properties fo:text-align="end" style:justify-single-word="false"/>
    </style:style>
    <style:style style:name="P8" style:family="paragraph" style:parent-style-name="Standard">
      <style:paragraph-properties fo:text-align="center" style:justify-single-word="false"/>
      <style:text-properties style:font-name="Georgia" fo:font-size="22pt" fo:font-weight="bold" officeooo:rsid="00012622" officeooo:paragraph-rsid="00012622" style:font-size-asian="22pt" style:font-weight-asian="bold" style:font-size-complex="22pt" style:font-weight-complex="bold"/>
    </style:style>
    <style:style style:name="P9" style:family="paragraph" style:parent-style-name="Standard">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10" style:family="paragraph" style:parent-style-name="Standard" style:list-style-name="L1">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list-style-name="L1">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text-properties fo:font-weight="normal" officeooo:rsid="00023fac" officeooo:paragraph-rsid="00023fac" style:font-weight-asian="normal" style:font-weight-complex="normal"/>
    </style:style>
    <style:style style:name="P17" style:family="paragraph" style:parent-style-name="Text_20_body">
      <style:text-properties officeooo:paragraph-rsid="00012622"/>
    </style:style>
    <style:style style:name="T1" style:family="text">
      <style:text-properties officeooo:rsid="0001148e"/>
    </style:style>
    <style:style style:name="T2" style:family="text">
      <style:text-properties style:font-name="Liberation Mono"/>
    </style:style>
    <style:style style:name="T3" style:family="text">
      <style:text-properties officeooo:rsid="00023fa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Title">TITLE</text:p>
      <text:p text:style-name="Subtitle">DPX25-4948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number-columns-repeated="2"/>
        <table:table-row table:style-name="Table3.1">
          <table:table-cell table:style-name="Table3.A1" office:value-type="string">
            <text:p text:style-name="P12"><text:span text:style-name="T3">ID</text:span>: DPX25-494811</text:p>
            <text:p text:style-name="P12">DATE: 24/05/2025</text:p>
            <text:p text:style-name="P12"/>
            <text:p text:style-name="P12">AUTHORS:</text:p>
            <text:list text:style-name="L1">
              <text:list-item>
                <text:p text:style-name="P13">NAME</text:p>
              </text:list-item>
              <text:list-item>
                <text:p text:style-name="P13">NAME</text:p>
              </text:list-item>
              <text:list-item>
                <text:p text:style-name="P13">NAME</text:p>
              </text:list-item>
            </text:list>
            <text:p text:style-name="P12"/>
            <text:p text:style-name="P12">COPYRIGHTS:</text:p>
            <text:p text:style-name="P12">© 2025 NAME</text:p>
          </table:table-cell>
          <table:table-cell table:style-name="Table3.A1" office:value-type="string">
            <text:p text:style-name="P12">DESCRIPTION</text:p>
            <text:p text:style-name="P16">Sit doloribus dolorum aut esse provident facere et. Ut dolore ea et repellendus ab blanditiis sit. Sint doloribus aut deleniti architecto quo excepturi dignissimos. Quo ipsa cumque vitae sit facere. Repellendus iusto consequatur laborum recusandae amet aliquid dolorem repellendus.</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CONTENTS</text:p>
          </text:index-title>
          <text:p text:style-name="P1"><text:a xlink:type="simple" xlink:href="#__RefHeading___Toc32_4145603061" text:style-name="Index_20_Link" text:visited-style-name="Index_20_Link">LICENSE (optional)<text:tab/>3</text:a></text:p>
          <text:p text:style-name="P1"><text:a xlink:type="simple" xlink:href="#__RefHeading___Toc34_4145603061" text:style-name="Index_20_Link" text:visited-style-name="Index_20_Link">DOC GOES HERE<text:tab/>4</text:a></text:p>
        </text:index-body>
      </text:table-of-content>
      <text:p text:style-name="P9"/>
      <text:h text:style-name="P5" text:outline-level="1"><text:bookmark-start text:name="__RefHeading___Toc32_4145603061"/>LICENSE (optional)<text:bookmark-end text:name="__RefHeading___Toc32_4145603061"/></text:h>
      <text:p text:style-name="P11">This is free and unencumbered software released into the public domain.</text:p>
      <text:p text:style-name="P11"/>
      <text:p text:style-name="P11">Anyone is free to copy, modify, publish, use, compile, sell, or distribute this software, either in source code form or as a compiled binary, for any purpose, commercial or non-commercial, and by any means.</text:p>
      <text:p text:style-name="P11"/>
      <text:p text:style-name="P11">In jurisdictions that recognize copyright laws, the author or authors of this software dedicate any and all copyright interest in the software to the public domain. We make this dedication for the benefit of the public at large and to the detriment of our heirs and successors. We intend this dedication to be an overt act of relinquishment in perpetuity of all present and future rights to this</text:p>
      <text:p text:style-name="P11">software under copyright law.</text:p>
      <text:p text:style-name="P11"/>
      <text:p text:style-name="P15">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ext:s/>TORT OR OTHERWISE, ARISING FROM, OUT OF OR IN CONNECTION WITH THE SOFTWARE OR THE USE OR OTHER DEALINGS IN THE SOFTWARE.</text:p>
      <text:p text:style-name="P14"/>
      <text:p text:style-name="P14">For more information, please refer to &lt;<text:a xlink:type="simple" xlink:href="https://unlicense.org/" text:style-name="Internet_20_link" text:visited-style-name="Visited_20_Internet_20_Link">https://unlicense.org</text:a>&gt;</text:p>
      <text:p text:style-name="Standard"/>
      <text:h text:style-name="P6" text:outline-level="1"><text:bookmark-start text:name="__RefHeading___Toc34_4145603061"/>DOC GOES HERE<text:bookmark-end text:name="__RefHeading___Toc34_4145603061"/></text:h>
      <text:p text:style-name="P17">Iure et sit soluta. Reprehenderit rerum repellat sunt incidunt quis maxime. Asperiores explicabo excepturi voluptates. Vel dolor nihil rem rerum ut autem. Incidunt in perspiciatis placeat officia porro perspiciatis libero. Mollitia et corporis laboriosam sit iure laudantium sint pariatur.</text:p>
      <text:p text:style-name="Standard">Dignissimos consequatur blanditiis iure magni illum eum est quo. Rerum reprehenderit vero voluptatum qui deserunt. Velit laudantium dolor atque itaque. Cupiditate voluptate amet dolore magni voluptatem ut odit fugit. Earum quam et in nulla asperiores sed. Vero ducimus blanditiis rerum quas non cupiditate vel.</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rmorant SC" svg:font-family="'Cormorant SC'"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ono" svg:font-family="Mono"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3" fo:font-family="Georgia"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eorgia1" fo:font-family="Georgia" style:font-style-name="Bold" style:font-family-generic="roman" style:font-pitch="variable" fo:font-size="14pt" fo:font-weight="bold"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style:font-name="Georgia2" fo:font-family="Georgia" style:font-style-name="Bold Italic" style:font-family-generic="roman" style:font-pitch="variable" fo:font-size="16pt" fo:font-style="normal"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M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MP2"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MP3" style:family="paragraph" style:parent-style-name="Preformatted_20_Text">
      <style:paragraph-properties fo:text-align="end" style:justify-single-word="false"/>
    </style:style>
    <style:style style:name="MT1" style:family="text">
      <style:text-properties officeooo:rsid="0001148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ITLE</text:p>
      </style:header>
      <style:header-first>
        <text:p text:style-name="MP2"/>
      </style:header-first>
      <style:footer>
        <table:table table:name="Table1" table:style-name="Table1">
          <table:table-column table:style-name="Table1.A" table:number-columns-repeated="2"/>
          <table:table-row>
            <table:table-cell table:style-name="Table1.A1" office:value-type="string">
              <text:p text:style-name="Table_20_Contents"><text:page-number text:select-page="current">4</text:page-number><text:s/><text:span text:style-name="MT1">of </text:span><text:span text:style-name="MT1"><text:page-count>4</text:page-count></text:span></text:p>
            </table:table-cell>
            <table:table-cell table:style-name="Table1.A1" office:value-type="string">
              <text:p text:style-name="MP3">DPX25-494811</text:p>
            </table:table-cell>
          </table:table-row>
        </table:table>
        <text:p text:style-name="Footer"/>
      </style:footer>
      <style:footer-first>
        <text:p text:style-name="Footer"/>
      </style:footer-first>
    </style:master-page>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7:20:55.804416607</meta:creation-date>
    <dc:date>2025-05-24T17:56:01.914030461</dc:date>
    <meta:editing-duration>PT10M30S</meta:editing-duration>
    <meta:editing-cycles>1</meta:editing-cycles>
    <meta:document-statistic meta:table-count="3" meta:image-count="0" meta:object-count="0" meta:page-count="4" meta:paragraph-count="31" meta:word-count="360" meta:character-count="2307" meta:non-whitespace-character-count="1980"/>
    <meta:generator>LibreOffice/24.2.5.2$MacOSX_AARCH64 LibreOffice_project/bffef4ea93e59bebbeaf7f431bb02b1a39ee8a59</meta:generator>
  </office:meta>
</office:document-meta>
</file>